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, serif"/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8e0d3" officeooo:paragraph-rsid="0008e0d3"/>
    </style:style>
    <style:style style:name="P2" style:family="paragraph" style:parent-style-name="Text_20_body" style:list-style-name="L3">
      <style:text-properties fo:language="ru" fo:country="RU" officeooo:rsid="0008e0d3" officeooo:paragraph-rsid="000907c6"/>
    </style:style>
    <style:style style:name="P3" style:family="paragraph" style:parent-style-name="Text_20_body" style:list-style-name="L3">
      <style:text-properties fo:language="ru" fo:country="RU" officeooo:rsid="000907c6" officeooo:paragraph-rsid="000907c6"/>
    </style:style>
    <style:style style:name="P4" style:family="paragraph" style:parent-style-name="Text_20_body" style:list-style-name="L4">
      <style:text-properties fo:language="ru" fo:country="RU" officeooo:rsid="000a0f85" officeooo:paragraph-rsid="000a0f85"/>
    </style:style>
    <style:style style:name="P5" style:family="paragraph" style:parent-style-name="Text_20_body" style:list-style-name="L1">
      <style:text-properties officeooo:paragraph-rsid="0008e0d3"/>
    </style:style>
    <style:style style:name="P6" style:family="paragraph" style:parent-style-name="Text_20_body">
      <style:text-properties officeooo:rsid="000a0f85" officeooo:paragraph-rsid="000a0f85"/>
    </style:style>
    <style:style style:name="P7" style:family="paragraph">
      <style:text-properties fo:language="ru" fo:country="RU" officeooo:rsid="000907c6" officeooo:paragraph-rsid="000907c6"/>
    </style:style>
    <style:style style:name="P8" style:family="paragraph" style:parent-style-name="Heading_20_2">
      <style:text-properties fo:language="ru" fo:country="RU" officeooo:rsid="0008e0d3" officeooo:paragraph-rsid="0008e0d3"/>
    </style:style>
    <style:style style:name="P9" style:family="paragraph" style:parent-style-name="Heading_20_2">
      <style:paragraph-properties fo:break-before="page"/>
      <style:text-properties officeooo:rsid="000a0f85" officeooo:paragraph-rsid="000a0f85"/>
    </style:style>
    <style:style style:name="P10" style:family="paragraph" style:parent-style-name="Heading_20_1">
      <style:text-properties style:font-name="Liberation Serif"/>
    </style:style>
    <style:style style:name="P11" style:family="paragraph" style:parent-style-name="Heading_20_3">
      <style:text-properties officeooo:rsid="000a0f85" officeooo:paragraph-rsid="000a0f8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07c6"/>
    </style:style>
    <style:style style:name="T3" style:family="text">
      <style:text-properties fo:language="ru" fo:country="RU"/>
    </style:style>
    <style:style style:name="T4" style:family="text">
      <style:text-properties officeooo:rsid="000907c6"/>
    </style:style>
    <style:style style:name="T5" style:family="text">
      <style:text-properties officeooo:rsid="000ba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Упрощенный Markdown-редактор</text:h>
      <text:h text:style-name="P8" text:outline-level="2">Требования:</text:h>
      <text:p text:style-name="P1">Преобразование исходников <text:span text:style-name="T1">Markdown </text:span>в форматированный текст.</text:p>
      <text:h text:style-name="Heading_20_3" text:outline-level="3">Виды тегов:</text:h>
      <text:list xml:id="list4293372706" text:style-name="L1">
        <text:list-item>
          <text:p text:style-name="P5"><text:span text:style-name="Source_20_Text"><text:span text:style-name="T3"># Заголовок</text:span></text:span><text:span text:style-name="T3"> - вся строка, которая начинается с символа # помещается в тег </text:span><text:span text:style-name="Source_20_Text"><text:span text:style-name="T3">&lt;H1/&gt;</text:span></text:span><text:span text:style-name="T3">. При переходе на новую строку, тег H1 закрывается. Символ # удаляется из этой строки. </text:span></text:p>
        </text:list-item>
        <text:list-item>
          <text:p text:style-name="P5"><text:span text:style-name="Source_20_Text">**Жирный текст**</text:span> - Текст помещенный между ** становится жирным, то есть помещается в тег&lt;b/&gt;, символы ** удаляются из результата.   </text:p>
        </text:list-item>
        <text:list-item>
          <text:p text:style-name="P5"><text:span text:style-name="Source_20_Text">*Курсив*</text:span> - Текст помещенный между * становится курсивным, то есть помещается в тег &lt;i/&gt;, символ * удаляется из результата. </text:p>
        </text:list-item>
        <text:list-item>
          <text:p text:style-name="P5">Перенос строки заменяется на <text:span text:style-name="Source_20_Text">&lt;br&gt;</text:span> </text:p>
        </text:list-item>
      </text:list>
      <text:h text:style-name="Heading_20_3" text:outline-level="3">Функции:</text:h>
      <text:list xml:id="list3602285046" text:style-name="L3">
        <text:list-item>
          <text:p text:style-name="P2">Парсинг </text:p>
          <text:list>
            <text:list-item>
              <text:p text:style-name="P2"><text:span text:style-name="T4">З</text:span>аголовка, <text:span text:style-name="T4">выбираются все строки между символом «</text:span><text:span text:style-name="T2">#</text:span><text:span text:style-name="T4">» и концом строки, и заменяются результатом функции создания заголовка.</text:span></text:p>
            </text:list-item>
            <text:list-item>
              <text:p text:style-name="P2"><text:span text:style-name="T4">Жирного текста, выбираются все строки между парами символов «**», и оборачиваются в теги жирного текста вспомогательной функцией.</text:span></text:p>
            </text:list-item>
            <text:list-item>
              <text:p text:style-name="P2"><text:span text:style-name="T4"><text:s/>Курсива, выбираются все строки между парами символов «*» и оборачиваются в теги курсива с помощью вспомогательной функции. </text:span></text:p>
            </text:list-item>
            <text:list-item>
              <text:p text:style-name="P3">Все символы перевода строки подменяются тегом <text:span text:style-name="Source_20_Text">&lt;br&gt;</text:span></text:p>
            </text:list-item>
          </text:list>
        </text:list-item>
        <text:list-item>
          <text:p text:style-name="P3">Функция создания заголовка из предоставленной строки.</text:p>
        </text:list-item>
        <text:list-item>
          <text:p text:style-name="P3">Функция обертки в заданный тег.</text:p>
        </text:list-item>
      </text:list>
      <text:p/>
      <text:h text:style-name="P11" text:outline-level="3">Интерфейс</text:h>
      <text:p text:style-name="P6">Интерфейс представляет собой четыре основных элемента:</text:p>
      <text:list xml:id="list1817251179" text:style-name="L4">
        <text:list-item>
          <text:p text:style-name="P4">Шапка сайта</text:p>
        </text:list-item>
        <text:list-item>
          <text:p text:style-name="P4">Блок для ввода исходного текста</text:p>
        </text:list-item>
        <text:list-item>
          <text:p text:style-name="P4">Блок для вывода отформатированного текста</text:p>
        </text:list-item>
        <text:list-item>
          <text:p text:style-name="P4">Подвал сайта</text:p>
        </text:list-item>
      </text:list>
      <text:h text:style-name="P9" text:outline-level="2">Текущие задачи</text:h>
      <text:p text:style-name="P6">Написание тестов для функций логики<text:span text:style-name="T5">(1 час)</text:span></text:p>
      <text:p text:style-name="P6">Написание функций логики<text:span text:style-name="T5">(2 часа)</text:span></text:p>
      <text:p text:style-name="P6">Верстка основных элементов интерфейса без стилей <text:span text:style-name="T5">и п</text:span>ривязка функций логики к элементам интерфейса<text:span text:style-name="T5">(1 час)</text:span></text:p>
      <text:p text:style-name="P6">Верстка интерфейса со стилями<text:span text:style-name="T5">(3 час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, serif"/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34:06.280000000</meta:creation-date>
    <dc:date>2019-11-15T16:04:14.351000000</dc:date>
    <meta:editing-duration>PT19M7S</meta:editing-duration>
    <meta:editing-cycles>3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27" meta:word-count="219" meta:character-count="1490" meta:non-whitespace-character-count="1304"/>
  </office:meta>
</office:document-meta>
</file>